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E90000008FA3C0C93F.png" manifest:media-type="image/png"/>
  <manifest:file-entry manifest:full-path="Pictures/100000010000058500000089101091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Arial1" fo:font-size="15pt" style:font-size-asian="15pt" style:font-size-complex="15pt"/>
    </style:style>
    <style:style style:name="P2" style:family="paragraph" style:parent-style-name="Heading_20_3">
      <style:text-properties style:font-name="Arial1" fo:font-size="12pt" style:font-size-asian="12pt" style:font-size-complex="12pt"/>
    </style:style>
    <style:style style:name="P3" style:family="paragraph" style:parent-style-name="Standard">
      <style:text-properties style:font-name="Arial1"/>
    </style:style>
    <style:style style:name="P4" style:family="paragraph" style:parent-style-name="Text_20_body">
      <style:text-properties style:font-name="Arial1" fo:font-size="12pt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6" style:family="paragraph" style:parent-style-name="Text_20_body" style:list-style-name="L1">
      <style:paragraph-properties fo:margin-top="0cm" fo:margin-bottom="0.146cm" style:contextual-spacing="false" fo:line-height="100%"/>
    </style:style>
    <style:style style:name="P7" style:family="paragraph" style:parent-style-name="Text_20_body">
      <style:paragraph-properties fo:margin-top="0cm" fo:margin-bottom="0.146cm" style:contextual-spacing="false" fo:line-height="100%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Google Sans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Documentação de Portabilidade</text:h>
      <text:h text:style-name="P2" text:outline-level="3">1. Visão Geral</text:h>
      <text:p text:style-name="P4">Este documento detalha os aspectos de arquitetura e tecnologia do <text:span text:style-name="T4">SISTEMA DE GESTÃO PARA MEI</text:span> que garantem sua portabilidade e adaptabilidade a diferentes ambientes de implantação e requisitos de integração. A arquitetura foi desenhada com foco em desacoplamento e serviços independentes para facilitar futuras migrações (mudança de <text:span text:style-name="T3">cloud providers</text:span> ou <text:span text:style-name="T3">frameworks</text:span>) e a integração contínua de novas plataformas de e-commerce.</text:p>
      <text:h text:style-name="P2" text:outline-level="3">2. Estrutura Arquitetural</text:h>
      <text:p text:style-name="P4">O sistema adota uma arquitetura de <text:span text:style-name="T4">Microsserviços/Orientada a Serviços (SOA)</text:span>, conforme implícito no Diagrama de Classes e Diagrama de Sequência (com módulos independentes como Estoque, Financeiro, Integração).</text:p>
      <text:p text:style-name="P3"><draw:frame draw:style-name="fr2" draw:name="Figura2" text:anchor-type="char" svg:width="17cm" svg:height="2.053cm" draw:z-index="0"><draw:image xlink:href="Pictures/10000001000006E90000008FA3C0C93F.png" xlink:type="simple" xlink:show="embed" xlink:actuate="onLoad" draw:mime-type="image/png"/></draw:frame><text:span text:style-name="T6"><text:line-break/><text:line-break/></text:span><text:span text:style-name="T2">3. Estratégias de Integração Portável</text:span><text:line-break/></text:p>
      <text:p text:style-name="P5"><text:span text:style-name="T7">A portabilidade de integrações é crucial, dado o requisito de conectar-se a múltiplas plataformas (3.3.1) e sistemas fiscais (3.3.2).<text:line-break/><text:line-break/><text:line-break/></text:span><draw:frame draw:style-name="fr1" draw:name="Figura1" text:anchor-type="char" svg:x="0cm" svg:y="1.662cm" svg:width="16.912cm" svg:height="1.993cm" draw:z-index="1"><draw:image xlink:href="Pictures/100000010000058500000089101091C6.png" xlink:type="simple" xlink:show="embed" xlink:actuate="onLoad" draw:mime-type="image/png"/></draw:frame><text:span text:style-name="T7"><text:line-break/></text:span><text:span text:style-name="T2">4. Requisitos de Ambiente para Portabilidade</text:span></text:p>
      <text:p text:style-name="P7">Para garantir a portabilidade do sistema em diferentes <text:span text:style-name="T3">cloud providers</text:span> ou servidores, o ambiente de destino deve suportar:</text:p>
      <text:list text:style-name="L1">
        <text:list-item>
          <text:p text:style-name="P6"><text:span text:style-name="T1">Orquestração de Contêineres:</text:span> Suporte a Docker (mínimo) ou Kubernetes (recomendado para escalabilidade).</text:p>
        </text:list-item>
        <text:list-item>
          <text:p text:style-name="P6"><text:span text:style-name="T1">Linguagem de Programação:</text:span> Ambiente de execução para Python/Node.js (ou a linguagem escolhida).</text:p>
        </text:list-item>
        <text:list-item>
          <text:p text:style-name="P6"><text:span text:style-name="T1">Acesso à Rede:</text:span> Acesso liberado para requisições externas (API) e webhooks (para receber dados das plataformas de e-commerce).</text:p>
        </text:list-item>
        <text:list-item>
          <text:p text:style-name="P6"><text:span text:style-name="T1">Recursos:</text:span> Mínimo de 4GB de RAM e 2 vCPUs, pois cada microsserviço (Estoque, Financeiro, Integração) roda em um processo separado.</text:p>
        </text:list-item>
      </text:list>
      <text:p text:style-name="P7">Esta arquitetura baseada em contêineres e APIs padrão assegura que o <text:span text:style-name="T4">SISTEMA DE GESTÃO PARA MEI</text:span> possa ser facilmente movido e escalado conforme o crescimento e as necessidades do Microempreended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1T11:08:55.687000000</meta:creation-date>
    <dc:date>2025-10-21T11:16:35.108000000</dc:date>
    <meta:editing-duration>PT7M40S</meta:editing-duration>
    <meta:editing-cycles>1</meta:editing-cycles>
    <meta:document-statistic meta:table-count="0" meta:image-count="2" meta:object-count="0" meta:page-count="1" meta:paragraph-count="13" meta:word-count="240" meta:character-count="1698" meta:non-whitespace-character-count="1469"/>
    <meta:generator>LibreOffice/24.2.5.2$Windows_X86_64 LibreOffice_project/bffef4ea93e59bebbeaf7f431bb02b1a39ee8a59</meta:generator>
  </office:meta>
</office:document-meta>
</file>